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enlo" svg:font-family="Menlo"/>
    <style:font-face style:name="宋体1" svg:font-family="宋体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889cm" style:rel-column-width="7281*"/>
    </style:style>
    <style:style style:name="Table1.H" style:family="table-column">
      <style:table-column-properties style:column-width="3.778cm" style:rel-column-width="145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officeooo:rsid="0015eefa" officeooo:paragraph-rsid="0015eefa" style:font-name-asian="黑体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5eefa" officeooo:paragraph-rsid="00b25770" style:font-name-asian="黑体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9bd073" officeooo:paragraph-rsid="009bd073" style:font-name-asian="黑体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黑体" fo:font-size="10.5pt" fo:font-weight="normal" officeooo:rsid="0015eefa" officeooo:paragraph-rsid="008f1d1a" fo:background-color="transparent" style:font-name-asian="宋体1" style:font-size-asian="10.5pt" style:font-name-complex="宋体1" style:font-size-complex="10.5pt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黑体" fo:font-size="10.5pt" fo:font-weight="normal" officeooo:rsid="0015eefa" officeooo:paragraph-rsid="009edbef" fo:background-color="transparent" style:font-name-asian="宋体1" style:font-size-asian="10.5pt" style:font-name-complex="宋体1" style:font-size-complex="10.5p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黑体" fo:font-size="10.5pt" fo:font-weight="normal" officeooo:rsid="0015eefa" officeooo:paragraph-rsid="00a3f9c5" fo:background-color="transparent" style:font-name-asian="宋体1" style:font-size-asian="10.5pt" style:font-name-complex="宋体1" style:font-size-complex="10.5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黑体" fo:font-size="8.5pt" fo:font-weight="normal" officeooo:rsid="0015eefa" officeooo:paragraph-rsid="00b9062b" fo:background-color="transparent" style:font-name-asian="宋体1" style:font-size-asian="10.5pt" style:font-name-complex="宋体1" style:font-size-complex="10.5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黑体" fo:font-size="8.5pt" fo:font-weight="normal" officeooo:rsid="0015eefa" officeooo:paragraph-rsid="00aac5a8" fo:background-color="transparent" style:font-name-asian="宋体1" style:font-size-asian="10.5pt" style:font-name-complex="宋体1" style:font-size-complex="10.5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黑体" fo:font-size="8.5pt" fo:font-weight="normal" officeooo:rsid="0015eefa" officeooo:paragraph-rsid="00bf8a81" fo:background-color="transparent" style:font-name-asian="宋体1" style:font-size-asian="10.5pt" style:font-name-complex="宋体1" style:font-size-complex="10.5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黑体" fo:font-size="8.5pt" fo:font-weight="normal" officeooo:rsid="0015eefa" officeooo:paragraph-rsid="00bffaf0" fo:background-color="transparent" style:font-name-asian="宋体1" style:font-size-asian="10.5pt" style:font-name-complex="宋体1" style:font-size-complex="10.5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黑体" fo:font-size="8.5pt" fo:font-weight="normal" officeooo:rsid="0015eefa" officeooo:paragraph-rsid="00aedffb" fo:background-color="transparent" style:font-name-asian="宋体1" style:font-size-asian="10.5pt" style:font-name-complex="宋体1" style:font-size-complex="10.5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黑体" fo:font-size="8.5pt" fo:font-weight="normal" officeooo:rsid="0015eefa" officeooo:paragraph-rsid="00c1860f" fo:background-color="transparent" style:font-name-asian="宋体1" style:font-size-asian="10.5pt" style:font-name-complex="宋体1" style:font-size-complex="10.5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黑体" fo:font-size="8.5pt" fo:font-weight="normal" officeooo:rsid="0015eefa" officeooo:paragraph-rsid="00b90a17" fo:background-color="transparent" style:font-name-asian="宋体1" style:font-size-asian="10.5pt" style:font-name-complex="宋体1" style:font-size-complex="10.5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黑体" fo:font-size="8.5pt" fo:font-weight="normal" officeooo:rsid="0015eefa" officeooo:paragraph-rsid="00c7783d" fo:background-color="transparent" style:font-name-asian="宋体1" style:font-size-asian="10.5pt" style:font-name-complex="宋体1" style:font-size-complex="10.5pt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黑体" fo:font-size="8.5pt" fo:font-weight="normal" officeooo:rsid="0015eefa" officeooo:paragraph-rsid="00c95f00" fo:background-color="transparent" style:font-name-asian="宋体1" style:font-size-asian="10.5pt" style:font-name-complex="宋体1" style:font-size-complex="10.5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5eefa" officeooo:paragraph-rsid="00bcd4f6" style:font-name-asian="黑体" style:font-size-asian="10.5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015eefa" officeooo:paragraph-rsid="0018ee8e" style:font-name-asian="黑体" style:font-size-asian="10.5pt" style:font-size-complex="12pt"/>
    </style:style>
    <style:style style:name="P19" style:family="paragraph" style:parent-style-name="Header">
      <style:paragraph-properties fo:text-align="center" style:justify-single-word="false"/>
      <style:text-properties style:use-window-font-color="true" style:font-name="黑体" fo:font-size="10.5pt" fo:font-weight="normal" officeooo:rsid="0015eefa" officeooo:paragraph-rsid="00a66cf5" fo:background-color="transparent" style:font-name-asian="宋体1" style:font-size-asian="10.5pt" style:font-name-complex="宋体1" style:font-size-complex="10.5pt"/>
    </style:style>
    <style:style style:name="P20" style:family="paragraph" style:parent-style-name="Header">
      <style:paragraph-properties fo:text-align="center" style:justify-single-word="false"/>
      <style:text-properties style:use-window-font-color="true" style:font-name="黑体" fo:font-size="10.5pt" fo:font-weight="normal" officeooo:rsid="0015eefa" officeooo:paragraph-rsid="00c2d1e6" fo:background-color="transparent" style:font-name-asian="宋体1" style:font-size-asian="10.5pt" style:font-name-complex="宋体1" style:font-size-complex="10.5pt"/>
    </style:style>
    <style:style style:name="P21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use-window-font-color="true" style:font-name="黑体" fo:font-size="10.5pt" fo:font-weight="normal" officeooo:rsid="0015eefa" officeooo:paragraph-rsid="001e1579" fo:background-color="transparent" style:font-name-asian="宋体1" style:font-size-asian="10.5pt" style:font-name-complex="宋体1" style:font-size-complex="10.5pt"/>
    </style:style>
    <style:style style:name="P22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use-window-font-color="true" style:font-name="黑体" fo:font-size="10.5pt" fo:font-weight="normal" officeooo:rsid="0015eefa" officeooo:paragraph-rsid="00a86915" fo:background-color="transparent" style:font-name-asian="宋体1" style:font-size-asian="10.5pt" style:font-name-complex="宋体1" style:font-size-complex="10.5pt"/>
    </style:style>
    <style:style style:name="P23" style:family="paragraph" style:parent-style-name="Table_20_Contents">
      <style:paragraph-properties fo:text-align="start" style:justify-single-word="false"/>
      <style:text-properties fo:font-size="12pt" style:font-name-asian="黑体" style:font-size-asian="10.5pt" style:font-size-complex="12pt"/>
    </style:style>
    <style:style style:name="P24" style:family="paragraph" style:parent-style-name="Preformatted_20_Text">
      <style:paragraph-properties fo:text-align="start" style:justify-single-word="false"/>
      <style:text-properties fo:color="#008000" style:font-name="Menlo" fo:font-size="15pt" fo:font-weight="bold" officeooo:rsid="0015eefa" officeooo:paragraph-rsid="00a3f9c5" fo:background-color="transparent" style:font-name-asian="宋体1" style:font-size-asian="10.5pt" style:font-name-complex="宋体1" style:font-size-complex="10.5pt"/>
    </style:style>
    <style:style style:name="P25" style:family="paragraph" style:parent-style-name="Preformatted_20_Text">
      <style:paragraph-properties fo:text-align="start" style:justify-single-word="false"/>
      <style:text-properties fo:color="#008000" style:font-name="Menlo" fo:font-size="15pt" fo:font-weight="bold" officeooo:rsid="0015eefa" officeooo:paragraph-rsid="009edbef" fo:background-color="transparent" style:font-name-asian="宋体1" style:font-size-asian="10.5pt" style:font-name-complex="宋体1" style:font-size-complex="10.5pt"/>
    </style:style>
    <style:style style:name="P26" style:family="paragraph" style:parent-style-name="Preformatted_20_Text">
      <style:paragraph-properties fo:text-align="start" style:justify-single-word="false"/>
      <style:text-properties fo:color="#808080" style:font-name="Menlo" fo:font-size="15pt" fo:font-style="italic" fo:font-weight="normal" officeooo:rsid="0015eefa" officeooo:paragraph-rsid="00a3f9c5" fo:background-color="transparent" style:font-name-asian="宋体1" style:font-size-asian="10.5pt" style:font-name-complex="宋体1" style:font-size-complex="10.5pt"/>
    </style:style>
    <style:style style:name="P27" style:family="paragraph" style:parent-style-name="Preformatted_20_Text">
      <style:paragraph-properties fo:text-align="start" style:justify-single-word="false"/>
      <style:text-properties fo:font-size="12pt" style:font-name-asian="黑体" style:font-size-asian="10.5pt" style:font-size-complex="12pt"/>
    </style:style>
    <style:style style:name="P28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size="12pt" officeooo:rsid="0015eefa" officeooo:paragraph-rsid="0018ee8e" style:font-name-asian="黑体" style:font-size-asian="10.5pt" style:font-size-complex="12pt"/>
    </style:style>
    <style:style style:name="T1" style:family="text">
      <style:text-properties style:use-window-font-color="true" style:font-name="黑体" fo:font-size="10.5pt" fo:font-weight="normal" fo:background-color="transparent" loext:char-shading-value="0" style:font-name-asian="宋体1" style:font-name-complex="宋体1" style:font-size-complex="10.5pt"/>
    </style:style>
    <style:style style:name="T2" style:family="text">
      <style:text-properties style:use-window-font-color="true" style:font-name="黑体" fo:font-size="10.5pt" fo:font-weight="normal" officeooo:rsid="00a3f9c5" fo:background-color="transparent" loext:char-shading-value="0" style:font-name-asian="宋体1" style:font-name-complex="宋体1" style:font-size-complex="10.5pt"/>
    </style:style>
    <style:style style:name="T3" style:family="text">
      <style:text-properties style:use-window-font-color="true" style:font-name="黑体" fo:font-size="8.5pt" fo:font-weight="normal" fo:background-color="transparent" loext:char-shading-value="0" style:font-name-asian="宋体1" style:font-name-complex="宋体1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民航总医院药库出库单</text:p>
      <text:p text:style-name="P2"/>
      <text:p text:style-name="P4"/>
      <text:p text:style-name="P21"><text:placeholder text:placeholder-type="text">&lt;for each="Inventory in records"&gt;</text:placeholder></text:p>
      <text:p text:style-name="P17"><text:s text:c="3"/>领药部门：<text:span text:style-name="T3"><text:placeholder text:placeholder-type="text">&lt;Inventory.to_location&gt;</text:placeholder></text:span><text:span text:style-name="T1"> <text:s text:c="4"/></text:span><text:span text:style-name="T2">出库日期：</text:span><text:span text:style-name="T1"> </text:span><text:span text:style-name="T3"><text:placeholder text:placeholder-type="text">&lt;Inventory.move_time&gt;</text:placeholder></text:span><text:span text:style-name="T1"> <text:s text:c="2"/>出库单号：</text:span><text:span text:style-name="T3"><text:placeholder text:placeholder-type="text">&lt;Inventory.number&gt;</text:placeholder></text:span></text:p>
      <text:p text:style-name="P5"/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23">编码</text:p>
          </table:table-cell>
          <table:table-cell table:style-name="Table1.A1" office:value-type="string">
            <text:p text:style-name="P23">名称</text:p>
          </table:table-cell>
          <table:table-cell table:style-name="Table1.A1" office:value-type="string">
            <text:p text:style-name="P23">附加</text:p>
          </table:table-cell>
          <table:table-cell table:style-name="Table1.A1" office:value-type="string">
            <text:p text:style-name="P23">规格</text:p>
          </table:table-cell>
          <table:table-cell table:style-name="Table1.A1" office:value-type="string">
            <text:p text:style-name="P23">数量</text:p>
          </table:table-cell>
          <table:table-cell table:style-name="Table1.A1" office:value-type="string">
            <text:p text:style-name="P23">批号</text:p>
          </table:table-cell>
          <table:table-cell table:style-name="Table1.A1" office:value-type="string">
            <text:p text:style-name="P23">失效期</text:p>
          </table:table-cell>
          <table:table-cell table:style-name="Table1.H1" office:value-type="string">
            <text:p text:style-name="P23">批发总价</text:p>
          </table:table-cell>
        </table:table-row>
        <table:table-row>
          <table:table-cell table:style-name="Table1.A2" office:value-type="string">
            <text:p text:style-name="P22"><text:placeholder text:placeholder-type="text">&lt;for each="i in Inventory.moves"&gt;</text:placeholder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4"/>
            <text:p text:style-name="P26"/>
            <text:p text:style-name="P7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5"/>
            <text:p text:style-name="P25"/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7"/>
          </table:table-cell>
          <table:table-cell table:style-name="Table1.H2" office:value-type="string">
            <text:p text:style-name="P23"/>
          </table:table-cell>
        </table:table-row>
        <table:table-row>
          <table:table-cell table:style-name="Table1.A3" office:value-type="string">
            <text:p text:style-name="P8"><text:placeholder text:placeholder-type="text">&lt;i.code&gt;</text:placeholder></text:p>
          </table:table-cell>
          <table:table-cell table:style-name="Table1.A3" office:value-type="string">
            <text:p text:style-name="P9"><text:placeholder text:placeholder-type="text">&lt;i.product&gt;</text:placeholder></text:p>
          </table:table-cell>
          <table:table-cell table:style-name="Table1.A3" office:value-type="string">
            <text:p text:style-name="P10"><text:placeholder text:placeholder-type="text">&lt;i.attach&gt;</text:placeholder></text:p>
          </table:table-cell>
          <table:table-cell table:style-name="Table1.A3" office:value-type="string">
            <text:p text:style-name="P11"><text:placeholder text:placeholder-type="text">&lt;i.drug_specifications&gt;</text:placeholder></text:p>
          </table:table-cell>
          <table:table-cell table:style-name="Table1.A3" office:value-type="string">
            <text:p text:style-name="P12"><text:placeholder text:placeholder-type="text">&lt;i.quantity&gt;</text:placeholder><text:placeholder text:placeholder-type="text">&lt;i.uom&gt;</text:placeholder></text:p>
          </table:table-cell>
          <table:table-cell table:style-name="Table1.A3" office:value-type="string">
            <text:p text:style-name="P15"><text:placeholder text:placeholder-type="text">&lt;i.lot&gt;</text:placeholder></text:p>
            <text:p text:style-name="P16"/>
          </table:table-cell>
          <table:table-cell table:style-name="Table1.A3" office:value-type="string">
            <text:p text:style-name="P13"><text:placeholder text:placeholder-type="text">&lt;i.shelf_life_expiration_date&gt;</text:placeholder></text:p>
          </table:table-cell>
          <table:table-cell table:style-name="Table1.H3" office:value-type="string">
            <text:p text:style-name="P14"><text:placeholder text:placeholder-type="text">&lt;i.list_price&gt;</text:placeholder>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3"/>
          </table:table-cell>
          <table:table-cell table:style-name="Table1.H2" office:value-type="string">
            <text:p text:style-name="P19"><text:placeholder text:placeholder-type="text">&lt;/for&gt;</text:placeholder></text:p>
          </table:table-cell>
        </table:table-row>
      </table:table>
      <text:p text:style-name="P5"/>
      <text:p text:style-name="P5">领药人签字： <text:s text:c="40"/>发药人签字：</text:p>
      <text:p text:style-name="P20"><text:placeholder text:placeholder-type="text">&lt;/for&gt;</text:placeholder> </text:p>
      <text:p text:style-name="P28"><text:s text:c="33"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enlo" svg:font-family="Menlo"/>
    <style:font-face style:name="宋体1" svg:font-family="宋体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4:01:51.186000000</meta:creation-date>
    <meta:editing-duration>PT2H1M27S</meta:editing-duration>
    <meta:editing-cycles>55</meta:editing-cycles>
    <meta:generator>LibreOffice/5.2.4.2$MacOSX_X86_64 LibreOffice_project/3d5603e1122f0f102b62521720ab13a38a4e0eb0</meta:generator>
    <dc:date>2017-07-26T14:00:07.927451000</dc:date>
    <meta:document-statistic meta:table-count="1" meta:image-count="0" meta:object-count="0" meta:page-count="1" meta:paragraph-count="25" meta:word-count="78" meta:character-count="406" meta:non-whitespace-character-count="313"/>
  </office:meta>
</office:document-meta>
</file>